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3.5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817cm" fo:break-before="auto" style:use-optimal-row-height="true"/>
    </style:style>
    <style:style style:name="ro4" style:family="table-row">
      <style:table-row-properties style:row-height="0.69cm" fo:break-before="auto" style:use-optimal-row-height="true"/>
    </style:style>
    <style:style style:name="ro5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Times New Roman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none" fo:border-left="0.018cm solid #000000" fo:border-right="none" fo:border-top="0.018cm solid #000000"/>
      <style:text-properties style:use-window-font-color="true" style:text-outline="false" style:text-line-through-style="none" style:font-name="Times New Roman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none" fo:border-left="0.018cm solid #000000" fo:border-right="none" fo:border-top="none"/>
      <style:text-properties style:use-window-font-color="true" style:text-outline="false" style:text-line-through-style="none" style:font-name="Times New Roman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18cm solid #000000" fo:border-left="0.018cm solid #000000" fo:border-right="none" fo:border-top="none"/>
    </style:style>
    <style:style style:name="ce5" style:family="table-cell" style:parent-style-name="Default">
      <style:table-cell-properties fo:border-bottom="none" fo:background-color="#7da647" fo:border-left="0.002cm solid #000000" fo:border-right="none" fo:border-top="0.002cm solid #000000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7" style:family="table-cell" style:parent-style-name="Default">
      <style:table-cell-properties fo:border-bottom="none" fo:border-left="none" fo:border-right="none" fo:border-top="0.018cm solid #000000"/>
    </style:style>
    <style:style style:name="ce8" style:family="table-cell" style:parent-style-name="Default">
      <style:table-cell-properties fo:border-bottom="0.018cm solid #000000" fo:border-left="none" fo:border-right="none" fo:border-top="none"/>
    </style:style>
    <style:style style:name="ce9" style:family="table-cell" style:parent-style-name="Default">
      <style:text-properties fo:font-size="15pt"/>
    </style:style>
    <style:style style:name="ce10" style:family="table-cell" style:parent-style-name="Default">
      <style:table-cell-properties fo:border-bottom="none" fo:background-color="#7da647" fo:border-left="none" fo:border-right="0.002cm solid #000000" fo:border-top="0.002cm solid #000000"/>
    </style:style>
    <style:style style:name="ce11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2" style:family="table-cell" style:parent-style-name="Default">
      <style:table-cell-properties fo:background-color="#00008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fo:border-bottom="none" fo:border-left="none" fo:border-right="0.018cm solid #000000" fo:border-top="0.018cm solid #000000"/>
    </style:style>
    <style:style style:name="ce14" style:family="table-cell" style:parent-style-name="Default">
      <style:table-cell-properties fo:border-bottom="none" fo:border-left="none" fo:border-right="0.018cm solid #000000" fo:border-top="none"/>
    </style:style>
    <style:style style:name="ce15" style:family="table-cell" style:parent-style-name="Default">
      <style:table-cell-properties fo:border-bottom="0.018cm solid #000000" fo:border-left="none" fo:border-right="0.018cm solid #000000" fo:border-top="none"/>
    </style:style>
    <style:style style:name="ce16" style:family="table-cell" style:parent-style-name="Default">
      <style:table-cell-properties fo:background-color="#7da647" fo:border="0.002cm solid #000000"/>
    </style:style>
    <style:style style:name="ce17" style:family="table-cell" style:parent-style-name="Default" style:data-style-name="N108">
      <style:table-cell-properties fo:border="0.002cm solid #000000"/>
    </style:style>
    <style:style style:name="ce18" style:family="table-cell" style:parent-style-name="Default" style:data-style-name="N75"/>
    <style:style style:name="ce19" style:family="table-cell" style:parent-style-name="Default">
      <style:text-properties fo:color="#000080" fo:font-size="18pt" style:font-size-asian="18pt" style:font-size-complex="18pt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 style:data-style-name="N38"/>
    <style:style style:name="ce2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2">
          <table:table-cell table:style-name="ce1"/>
          <table:table-cell table:number-columns-repeated="8"/>
          <table:table-cell table:style-name="ce21" table:formula="of:=&lt;&lt;date&gt;&gt;" office:value-type="string" office:string-value="Err :510">
            <text:p>Err :51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&lt;&lt;MY_NAME&gt;&gt;</text:p>
          </table:table-cell>
          <table:table-cell table:style-name="ce7"/>
          <table:table-cell table:style-name="ce13"/>
          <table:table-cell table:number-columns-repeated="9"/>
        </table:table-row>
        <table:table-row table:style-name="ro2">
          <table:table-cell table:style-name="ce3" office:value-type="string">
            <text:p>&lt;&lt;MY_STREET&gt;&gt; &lt;&lt;MY_NUMBER&gt;&gt;</text:p>
          </table:table-cell>
          <table:table-cell/>
          <table:table-cell table:style-name="ce14"/>
          <table:table-cell table:number-columns-repeated="9"/>
        </table:table-row>
        <table:table-row table:style-name="ro2">
          <table:table-cell table:style-name="ce3" office:value-type="string">
            <text:p>&lt;&lt;MY_CP&gt;&gt;&lt;&lt;MY_COMMUNE&gt;&gt;</text:p>
          </table:table-cell>
          <table:table-cell/>
          <table:table-cell table:style-name="ce14"/>
          <table:table-cell table:number-columns-repeated="6"/>
          <table:table-cell table:style-name="ce22" office:value-type="string">
            <text:p>&lt;&lt;CUST_NAME&gt;&gt;</text:p>
          </table:table-cell>
          <table:table-cell table:number-columns-repeated="2"/>
        </table:table-row>
        <table:table-row table:style-name="ro2">
          <table:table-cell table:style-name="ce3" office:value-type="string">
            <text:p>&lt;&lt;MY_PAYS&gt;&gt;</text:p>
          </table:table-cell>
          <table:table-cell/>
          <table:table-cell table:style-name="ce14"/>
          <table:table-cell table:number-columns-repeated="6"/>
          <table:table-cell table:style-name="ce22" office:value-type="string">
            <text:p>&lt;&lt;CUST_ADDR_1&gt;&gt;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8"/>
          <table:table-cell table:style-name="ce15"/>
          <table:table-cell table:number-columns-repeated="6"/>
          <table:table-cell table:style-name="ce22" office:value-type="string">
            <text:p>&lt;&lt;CUST_CP&gt;&gt;</text:p>
          </table:table-cell>
          <table:table-cell table:style-name="ce22"/>
          <table:table-cell/>
        </table:table-row>
        <table:table-row table:style-name="ro2">
          <table:table-cell table:number-columns-repeated="9"/>
          <table:table-cell table:style-name="ce22" office:value-type="string">
            <text:p>&lt;&lt;CUST_CITY&gt;&gt;</text:p>
          </table:table-cell>
          <table:table-cell table:style-name="ce22"/>
          <table:table-cell/>
        </table:table-row>
        <table:table-row table:style-name="ro2">
          <table:table-cell table:number-columns-repeated="9"/>
          <table:table-cell table:style-name="ce22" office:value-type="string">
            <text:p>&lt;&lt;CUST_CO&gt;&gt;</text:p>
          </table:table-cell>
          <table:table-cell table:style-name="ce22"/>
          <table:table-cell/>
        </table:table-row>
        <table:table-row table:style-name="ro2">
          <table:table-cell table:number-columns-repeated="10"/>
          <table:table-cell table:style-name="ce22"/>
          <table:table-cell/>
        </table:table-row>
        <table:table-row table:style-name="ro3">
          <table:table-cell table:number-columns-repeated="3"/>
          <table:table-cell table:style-name="ce19" office:value-type="string">
            <text:p>FACTURE </text:p>
          </table:table-cell>
          <table:table-cell table:style-name="ce19" office:value-type="string">
            <text:p>&lt;&lt;NUMBER&gt;&gt;</text:p>
          </table:table-cell>
          <table:table-cell table:style-name="ce19"/>
          <table:table-cell table:number-columns-repeated="3"/>
          <table:table-cell office:value-type="string">
            <text:p>&lt;&lt;PJ&gt;&gt;</text:p>
          </table:table-cell>
          <table:table-cell table:style-name="ce22"/>
          <table:table-cell/>
        </table:table-row>
        <table:table-row table:style-name="ro4">
          <table:table-cell/>
          <table:table-cell table:style-name="ce9" table:number-columns-repeated="2"/>
          <table:table-cell table:number-columns-repeated="9"/>
        </table:table-row>
        <table:table-row table:style-name="ro2">
          <table:table-cell table:number-columns-repeated="6"/>
          <table:table-cell office:value-type="string">
            <text:p>Date Limite</text:p>
          </table:table-cell>
          <table:table-cell office:value-type="string">
            <text:p>&lt;&lt;DATE_LIMIT&gt;&gt;</text:p>
          </table:table-cell>
          <table:table-cell table:number-columns-repeated="4"/>
        </table:table-row>
        <table:table-row table:style-name="ro2">
          <table:table-cell office:value-type="string">
            <text:p>Bon de commande</text:p>
          </table:table-cell>
          <table:table-cell/>
          <table:table-cell office:value-type="string">
            <text:p>&lt;&lt;BON_COMMANDE&gt;&gt;</text:p>
          </table:table-cell>
          <table:table-cell table:number-columns-repeated="3"/>
          <table:table-cell office:value-type="string">
            <text:p>Autre info</text:p>
          </table:table-cell>
          <table:table-cell office:value-type="string">
            <text:p>&lt;&lt;OTHER_INFO&gt;&gt;</text:p>
          </table:table-cell>
          <table:table-cell table:number-columns-repeated="4"/>
        </table:table-row>
        <table:table-row table:style-name="ro2">
          <table:table-cell table:number-columns-repeated="12"/>
        </table:table-row>
        <table:table-row table:style-name="ro2">
          <table:table-cell table:style-name="ce5" office:value-type="string">
            <text:p>Article</text:p>
          </table:table-cell>
          <table:table-cell table:style-name="ce10"/>
          <table:table-cell table:style-name="ce16" office:value-type="string">
            <text:p>PU</text:p>
          </table:table-cell>
          <table:table-cell table:style-name="ce16" office:value-type="string">
            <text:p>Quantité</text:p>
          </table:table-cell>
          <table:table-cell table:style-name="ce16" office:value-type="string">
            <text:p>TVA Rate</text:p>
          </table:table-cell>
          <table:table-cell table:style-name="ce16" office:value-type="string">
            <text:p>TVA / unite</text:p>
          </table:table-cell>
          <table:table-cell table:style-name="ce16" office:value-type="string">
            <text:p>TVA PU</text:p>
          </table:table-cell>
          <table:table-cell table:style-name="ce16" office:value-type="string">
            <text:p>Total TVA</text:p>
          </table:table-cell>
          <table:table-cell table:style-name="ce16" office:value-type="string">
            <text:p>Taux TVA</text:p>
          </table:table-cell>
          <table:table-cell table:style-name="ce16" office:value-type="string">
            <text:p>HTVA</text:p>
          </table:table-cell>
          <table:table-cell table:style-name="ce16" office:value-type="string">
            <text:p>Total</text:p>
          </table:table-cell>
          <table:table-cell/>
        </table:table-row>
        <table:table-row table:style-name="ro2">
          <table:table-cell table:style-name="ce6" office:value-type="string">
            <text:p>&lt;&lt;VEN_ART_NAME&gt;&gt;</text:p>
          </table:table-cell>
          <table:table-cell table:style-name="ce11"/>
          <table:table-cell table:style-name="ce17" table:formula="of:=&lt;&lt;ven_art_price&gt;&gt;" office:value-type="string" office:string-value="Err :510">
            <text:p>Err :510</text:p>
          </table:table-cell>
          <table:table-cell table:style-name="ce20" table:formula="of:=&lt;&lt;ven_art_quant&gt;&gt;" office:value-type="string" office:string-value="Err :510">
            <text:p>Err :510</text:p>
          </table:table-cell>
          <table:table-cell table:style-name="ce20" office:value-type="string">
            <text:p>&lt;&lt;TVA_RATE&gt;&gt;</text:p>
          </table:table-cell>
          <table:table-cell table:style-name="ce20" office:value-type="string">
            <text:p>&lt;&lt;VEN_ART_TVA&gt;&gt;</text:p>
          </table:table-cell>
          <table:table-cell table:style-name="ce20" table:formula="of:=&lt;&lt;ven_art_tvac&gt;&gt;" office:value-type="string" office:string-value="Err :510">
            <text:p>Err :510</text:p>
          </table:table-cell>
          <table:table-cell table:style-name="ce20" office:value-type="string">
            <text:p>&lt;&lt;TVA_AMOUNT&gt;&gt;</text:p>
          </table:table-cell>
          <table:table-cell table:style-name="ce20" office:value-type="string">
            <text:p>&lt;&lt;TVA_LABEL&gt;&gt;</text:p>
          </table:table-cell>
          <table:table-cell table:style-name="ce17" office:value-type="string">
            <text:p>&lt;&lt;ven_htva&gt;&gt;</text:p>
          </table:table-cell>
          <table:table-cell table:style-name="ce17" table:formula="of:=&lt;&lt;ven_tvac&gt;&gt;" office:value-type="string" office:string-value="Err :510">
            <text:p>Err :510</text:p>
          </table:table-cell>
          <table:table-cell office:value-type="string">
            <text:p>&lt;&lt;MARCH_NEXT&gt;&gt;</text:p>
          </table:table-cell>
        </table:table-row>
        <table:table-row table:style-name="ro2">
          <table:table-cell table:style-name="ce6" office:value-type="string">
            <text:p>&lt;&lt;VEN_ART_NAME&gt;&gt;</text:p>
          </table:table-cell>
          <table:table-cell table:style-name="ce11"/>
          <table:table-cell table:style-name="ce17" table:formula="of:=&lt;&lt;ven_art_price&gt;&gt;" office:value-type="string" office:string-value="Err :510">
            <text:p>Err :510</text:p>
          </table:table-cell>
          <table:table-cell table:style-name="ce20" table:formula="of:=&lt;&lt;ven_art_quant&gt;&gt;" office:value-type="string" office:string-value="Err :510">
            <text:p>Err :510</text:p>
          </table:table-cell>
          <table:table-cell table:style-name="ce20" office:value-type="string">
            <text:p>&lt;&lt;TVA_RATE&gt;&gt;</text:p>
          </table:table-cell>
          <table:table-cell table:style-name="ce20" office:value-type="string">
            <text:p>&lt;&lt;VEN_ART_TVA&gt;&gt;</text:p>
          </table:table-cell>
          <table:table-cell table:style-name="ce20" table:formula="of:=&lt;&lt;ven_art_tvac&gt;&gt;" office:value-type="string" office:string-value="Err :510">
            <text:p>Err :510</text:p>
          </table:table-cell>
          <table:table-cell table:style-name="ce20" office:value-type="string">
            <text:p>&lt;&lt;TVA_AMOUNT&gt;&gt;</text:p>
          </table:table-cell>
          <table:table-cell table:style-name="ce20" office:value-type="string">
            <text:p>&lt;&lt;TVA_LABEL&gt;&gt;</text:p>
          </table:table-cell>
          <table:table-cell table:style-name="ce17" office:value-type="string">
            <text:p>&lt;&lt;ven_htva&gt;&gt;</text:p>
          </table:table-cell>
          <table:table-cell table:style-name="ce17" table:formula="of:=&lt;&lt;ven_tvac&gt;&gt;" office:value-type="string" office:string-value="Err :510">
            <text:p>Err :510</text:p>
          </table:table-cell>
          <table:table-cell office:value-type="string">
            <text:p>&lt;&lt;MARCH_NEXT&gt;&gt;</text:p>
          </table:table-cell>
        </table:table-row>
        <table:table-row table:style-name="ro2">
          <table:table-cell table:style-name="ce6" office:value-type="string">
            <text:p>&lt;&lt;VEN_ART_NAME&gt;&gt;</text:p>
          </table:table-cell>
          <table:table-cell table:style-name="ce11"/>
          <table:table-cell table:style-name="ce17" table:formula="of:=&lt;&lt;ven_art_price&gt;&gt;" office:value-type="string" office:string-value="Err :510">
            <text:p>Err :510</text:p>
          </table:table-cell>
          <table:table-cell table:style-name="ce20" table:formula="of:=&lt;&lt;ven_art_quant&gt;&gt;" office:value-type="string" office:string-value="Err :510">
            <text:p>Err :510</text:p>
          </table:table-cell>
          <table:table-cell table:style-name="ce20" office:value-type="string">
            <text:p>&lt;&lt;TVA_RATE&gt;&gt;</text:p>
          </table:table-cell>
          <table:table-cell table:style-name="ce20" office:value-type="string">
            <text:p>&lt;&lt;VEN_ART_TVA&gt;&gt;</text:p>
          </table:table-cell>
          <table:table-cell table:style-name="ce20" table:formula="of:=&lt;&lt;ven_art_tvac&gt;&gt;" office:value-type="string" office:string-value="Err :510">
            <text:p>Err :510</text:p>
          </table:table-cell>
          <table:table-cell table:style-name="ce20" office:value-type="string">
            <text:p>&lt;&lt;TVA_AMOUNT&gt;&gt;</text:p>
          </table:table-cell>
          <table:table-cell table:style-name="ce20" office:value-type="string">
            <text:p>&lt;&lt;TVA_LABEL&gt;&gt;</text:p>
          </table:table-cell>
          <table:table-cell table:style-name="ce17" office:value-type="string">
            <text:p>&lt;&lt;ven_htva&gt;&gt;</text:p>
          </table:table-cell>
          <table:table-cell table:style-name="ce17" table:formula="of:=&lt;&lt;ven_tvac&gt;&gt;" office:value-type="string" office:string-value="Err :510">
            <text:p>Err :510</text:p>
          </table:table-cell>
          <table:table-cell office:value-type="string">
            <text:p>&lt;&lt;MARCH_NEXT&gt;&gt;</text:p>
          </table:table-cell>
        </table:table-row>
        <table:table-row table:style-name="ro2">
          <table:table-cell table:style-name="ce6" office:value-type="string">
            <text:p>&lt;&lt;VEN_ART_NAME&gt;&gt;</text:p>
          </table:table-cell>
          <table:table-cell table:style-name="ce11"/>
          <table:table-cell table:style-name="ce17" table:formula="of:=&lt;&lt;ven_art_price&gt;&gt;" office:value-type="string" office:string-value="Err :510">
            <text:p>Err :510</text:p>
          </table:table-cell>
          <table:table-cell table:style-name="ce20" table:formula="of:=&lt;&lt;ven_art_quant&gt;&gt;" office:value-type="string" office:string-value="Err :510">
            <text:p>Err :510</text:p>
          </table:table-cell>
          <table:table-cell table:style-name="ce20" office:value-type="string">
            <text:p>&lt;&lt;TVA_RATE&gt;&gt;</text:p>
          </table:table-cell>
          <table:table-cell table:style-name="ce20" office:value-type="string">
            <text:p>&lt;&lt;VEN_ART_TVA&gt;&gt;</text:p>
          </table:table-cell>
          <table:table-cell table:style-name="ce20" table:formula="of:=&lt;&lt;ven_art_tvac&gt;&gt;" office:value-type="string" office:string-value="Err :510">
            <text:p>Err :510</text:p>
          </table:table-cell>
          <table:table-cell table:style-name="ce20" office:value-type="string">
            <text:p>&lt;&lt;TVA_AMOUNT&gt;&gt;</text:p>
          </table:table-cell>
          <table:table-cell table:style-name="ce20" office:value-type="string">
            <text:p>&lt;&lt;TVA_LABEL&gt;&gt;</text:p>
          </table:table-cell>
          <table:table-cell table:style-name="ce17" office:value-type="string">
            <text:p>&lt;&lt;ven_htva&gt;&gt;</text:p>
          </table:table-cell>
          <table:table-cell table:style-name="ce17" table:formula="of:=&lt;&lt;ven_tvac&gt;&gt;" office:value-type="string" office:string-value="Err :510">
            <text:p>Err :510</text:p>
          </table:table-cell>
          <table:table-cell office:value-type="string">
            <text:p>&lt;&lt;MARCH_NEXT&gt;&gt;</text:p>
          </table:table-cell>
        </table:table-row>
        <table:table-row table:style-name="ro2">
          <table:table-cell table:style-name="ce6" office:value-type="string">
            <text:p>&lt;&lt;VEN_ART_NAME&gt;&gt;</text:p>
          </table:table-cell>
          <table:table-cell table:style-name="ce11"/>
          <table:table-cell table:style-name="ce17" table:formula="of:=&lt;&lt;ven_art_price&gt;&gt;" office:value-type="string" office:string-value="Err :510">
            <text:p>Err :510</text:p>
          </table:table-cell>
          <table:table-cell table:style-name="ce20" table:formula="of:=&lt;&lt;ven_art_quant&gt;&gt;" office:value-type="string" office:string-value="Err :510">
            <text:p>Err :510</text:p>
          </table:table-cell>
          <table:table-cell table:style-name="ce20" office:value-type="string">
            <text:p>&lt;&lt;TVA_RATE&gt;&gt;</text:p>
          </table:table-cell>
          <table:table-cell table:style-name="ce20" office:value-type="string">
            <text:p>&lt;&lt;VEN_ART_TVA&gt;&gt;</text:p>
          </table:table-cell>
          <table:table-cell table:style-name="ce20" table:formula="of:=&lt;&lt;ven_art_tvac&gt;&gt;" office:value-type="string" office:string-value="Err :510">
            <text:p>Err :510</text:p>
          </table:table-cell>
          <table:table-cell table:style-name="ce20" office:value-type="string">
            <text:p>&lt;&lt;TVA_AMOUNT&gt;&gt;</text:p>
          </table:table-cell>
          <table:table-cell table:style-name="ce20" office:value-type="string">
            <text:p>&lt;&lt;TVA_LABEL&gt;&gt;</text:p>
          </table:table-cell>
          <table:table-cell table:style-name="ce17" office:value-type="string">
            <text:p>&lt;&lt;ven_htva&gt;&gt;</text:p>
          </table:table-cell>
          <table:table-cell table:style-name="ce17" table:formula="of:=&lt;&lt;ven_tvac&gt;&gt;" office:value-type="string" office:string-value="Err :510">
            <text:p>Err :510</text:p>
          </table:table-cell>
          <table:table-cell office:value-type="string">
            <text:p>&lt;&lt;MARCH_NEXT&gt;&gt;</text:p>
          </table:table-cell>
        </table:table-row>
        <table:table-row table:style-name="ro2">
          <table:table-cell table:style-name="ce6" office:value-type="string">
            <text:p>&lt;&lt;VEN_ART_NAME&gt;&gt;</text:p>
          </table:table-cell>
          <table:table-cell table:style-name="ce11"/>
          <table:table-cell table:style-name="ce17" table:formula="of:=&lt;&lt;ven_art_price&gt;&gt;" office:value-type="string" office:string-value="Err :510">
            <text:p>Err :510</text:p>
          </table:table-cell>
          <table:table-cell table:style-name="ce20" table:formula="of:=&lt;&lt;ven_art_quant&gt;&gt;" office:value-type="string" office:string-value="Err :510">
            <text:p>Err :510</text:p>
          </table:table-cell>
          <table:table-cell table:style-name="ce20" office:value-type="string">
            <text:p>&lt;&lt;TVA_RATE&gt;&gt;</text:p>
          </table:table-cell>
          <table:table-cell table:style-name="ce20" office:value-type="string">
            <text:p>&lt;&lt;VEN_ART_TVA&gt;&gt;</text:p>
          </table:table-cell>
          <table:table-cell table:style-name="ce20" table:formula="of:=&lt;&lt;ven_art_tvac&gt;&gt;" office:value-type="string" office:string-value="Err :510">
            <text:p>Err :510</text:p>
          </table:table-cell>
          <table:table-cell table:style-name="ce20" office:value-type="string">
            <text:p>&lt;&lt;TVA_AMOUNT&gt;&gt;</text:p>
          </table:table-cell>
          <table:table-cell table:style-name="ce20" office:value-type="string">
            <text:p>&lt;&lt;TVA_LABEL&gt;&gt;</text:p>
          </table:table-cell>
          <table:table-cell table:style-name="ce17" office:value-type="string">
            <text:p>&lt;&lt;ven_htva&gt;&gt;</text:p>
          </table:table-cell>
          <table:table-cell table:style-name="ce17" table:formula="of:=&lt;&lt;ven_tvac&gt;&gt;" office:value-type="string" office:string-value="Err :510">
            <text:p>Err :510</text:p>
          </table:table-cell>
          <table:table-cell office:value-type="string">
            <text:p>&lt;&lt;MARCH_NEXT&gt;&gt;</text:p>
          </table:table-cell>
        </table:table-row>
        <table:table-row table:style-name="ro2">
          <table:table-cell table:style-name="ce6" office:value-type="string">
            <text:p>&lt;&lt;VEN_ART_NAME&gt;&gt;</text:p>
          </table:table-cell>
          <table:table-cell table:style-name="ce11"/>
          <table:table-cell table:style-name="ce17" table:formula="of:=&lt;&lt;ven_art_price&gt;&gt;" office:value-type="string" office:string-value="Err :510">
            <text:p>Err :510</text:p>
          </table:table-cell>
          <table:table-cell table:style-name="ce20" table:formula="of:=&lt;&lt;ven_art_quant&gt;&gt;" office:value-type="string" office:string-value="Err :510">
            <text:p>Err :510</text:p>
          </table:table-cell>
          <table:table-cell table:style-name="ce20" office:value-type="string">
            <text:p>&lt;&lt;TVA_RATE&gt;&gt;</text:p>
          </table:table-cell>
          <table:table-cell table:style-name="ce20" office:value-type="string">
            <text:p>&lt;&lt;VEN_ART_TVA&gt;&gt;</text:p>
          </table:table-cell>
          <table:table-cell table:style-name="ce20" table:formula="of:=&lt;&lt;ven_art_tvac&gt;&gt;" office:value-type="string" office:string-value="Err :510">
            <text:p>Err :510</text:p>
          </table:table-cell>
          <table:table-cell table:style-name="ce20" office:value-type="string">
            <text:p>&lt;&lt;TVA_AMOUNT&gt;&gt;</text:p>
          </table:table-cell>
          <table:table-cell table:style-name="ce20" office:value-type="string">
            <text:p>&lt;&lt;TVA_LABEL&gt;&gt;</text:p>
          </table:table-cell>
          <table:table-cell table:style-name="ce17" office:value-type="string">
            <text:p>&lt;&lt;ven_htva&gt;&gt;</text:p>
          </table:table-cell>
          <table:table-cell table:style-name="ce17" table:formula="of:=&lt;&lt;ven_tvac&gt;&gt;" office:value-type="string" office:string-value="Err :510">
            <text:p>Err :510</text:p>
          </table:table-cell>
          <table:table-cell office:value-type="string">
            <text:p>&lt;&lt;MARCH_NEXT&gt;&gt;</text:p>
          </table:table-cell>
        </table:table-row>
        <table:table-row table:style-name="ro2">
          <table:table-cell table:style-name="ce6" office:value-type="string">
            <text:p>&lt;&lt;VEN_ART_NAME&gt;&gt;</text:p>
          </table:table-cell>
          <table:table-cell table:style-name="ce11"/>
          <table:table-cell table:style-name="ce17" table:formula="of:=&lt;&lt;ven_art_price&gt;&gt;" office:value-type="string" office:string-value="Err :510">
            <text:p>Err :510</text:p>
          </table:table-cell>
          <table:table-cell table:style-name="ce20" table:formula="of:=&lt;&lt;ven_art_quant&gt;&gt;" office:value-type="string" office:string-value="Err :510">
            <text:p>Err :510</text:p>
          </table:table-cell>
          <table:table-cell table:style-name="ce20" office:value-type="string">
            <text:p>&lt;&lt;TVA_RATE&gt;&gt;</text:p>
          </table:table-cell>
          <table:table-cell table:style-name="ce20" office:value-type="string">
            <text:p>&lt;&lt;VEN_ART_TVA&gt;&gt;</text:p>
          </table:table-cell>
          <table:table-cell table:style-name="ce20" table:formula="of:=&lt;&lt;ven_art_tvac&gt;&gt;" office:value-type="string" office:string-value="Err :510">
            <text:p>Err :510</text:p>
          </table:table-cell>
          <table:table-cell table:style-name="ce20" office:value-type="string">
            <text:p>&lt;&lt;TVA_AMOUNT&gt;&gt;</text:p>
          </table:table-cell>
          <table:table-cell table:style-name="ce20" office:value-type="string">
            <text:p>&lt;&lt;TVA_LABEL&gt;&gt;</text:p>
          </table:table-cell>
          <table:table-cell table:style-name="ce17" office:value-type="string">
            <text:p>&lt;&lt;ven_htva&gt;&gt;</text:p>
          </table:table-cell>
          <table:table-cell table:style-name="ce17" table:formula="of:=&lt;&lt;ven_tvac&gt;&gt;" office:value-type="string" office:string-value="Err :510">
            <text:p>Err :510</text:p>
          </table:table-cell>
          <table:table-cell office:value-type="string">
            <text:p>&lt;&lt;MARCH_NEXT&gt;&gt;</text:p>
          </table:table-cell>
        </table:table-row>
        <table:table-row table:style-name="ro2">
          <table:table-cell table:style-name="ce6" office:value-type="string">
            <text:p>&lt;&lt;VEN_ART_NAME&gt;&gt;</text:p>
          </table:table-cell>
          <table:table-cell table:style-name="ce11"/>
          <table:table-cell table:style-name="ce17" table:formula="of:=&lt;&lt;ven_art_price&gt;&gt;" office:value-type="string" office:string-value="Err :510">
            <text:p>Err :510</text:p>
          </table:table-cell>
          <table:table-cell table:style-name="ce20" table:formula="of:=&lt;&lt;ven_art_quant&gt;&gt;" office:value-type="string" office:string-value="Err :510">
            <text:p>Err :510</text:p>
          </table:table-cell>
          <table:table-cell table:style-name="ce20" office:value-type="string">
            <text:p>&lt;&lt;TVA_RATE&gt;&gt;</text:p>
          </table:table-cell>
          <table:table-cell table:style-name="ce20" office:value-type="string">
            <text:p>&lt;&lt;VEN_ART_TVA&gt;&gt;</text:p>
          </table:table-cell>
          <table:table-cell table:style-name="ce20" table:formula="of:=&lt;&lt;ven_art_tvac&gt;&gt;" office:value-type="string" office:string-value="Err :510">
            <text:p>Err :510</text:p>
          </table:table-cell>
          <table:table-cell table:style-name="ce20" office:value-type="string">
            <text:p>&lt;&lt;TVA_AMOUNT&gt;&gt;</text:p>
          </table:table-cell>
          <table:table-cell table:style-name="ce20" office:value-type="string">
            <text:p>&lt;&lt;TVA_LABEL&gt;&gt;</text:p>
          </table:table-cell>
          <table:table-cell table:style-name="ce17" office:value-type="string">
            <text:p>&lt;&lt;ven_htva&gt;&gt;</text:p>
          </table:table-cell>
          <table:table-cell table:style-name="ce17" table:formula="of:=&lt;&lt;ven_tvac&gt;&gt;" office:value-type="string" office:string-value="Err :510">
            <text:p>Err :510</text:p>
          </table:table-cell>
          <table:table-cell office:value-type="string">
            <text:p>&lt;&lt;MARCH_NEXT&gt;&gt;</text:p>
          </table:table-cell>
        </table:table-row>
        <table:table-row table:style-name="ro2">
          <table:table-cell table:style-name="ce6" office:value-type="string">
            <text:p>&lt;&lt;VEN_ART_NAME&gt;&gt;</text:p>
          </table:table-cell>
          <table:table-cell table:style-name="ce11"/>
          <table:table-cell table:style-name="ce17" table:formula="of:=&lt;&lt;ven_art_price&gt;&gt;" office:value-type="string" office:string-value="Err :510">
            <text:p>Err :510</text:p>
          </table:table-cell>
          <table:table-cell table:style-name="ce20" table:formula="of:=&lt;&lt;ven_art_quant&gt;&gt;" office:value-type="string" office:string-value="Err :510">
            <text:p>Err :510</text:p>
          </table:table-cell>
          <table:table-cell table:style-name="ce20" office:value-type="string">
            <text:p>&lt;&lt;TVA_RATE&gt;&gt;</text:p>
          </table:table-cell>
          <table:table-cell table:style-name="ce20" office:value-type="string">
            <text:p>&lt;&lt;VEN_ART_TVA&gt;&gt;</text:p>
          </table:table-cell>
          <table:table-cell table:style-name="ce20" table:formula="of:=&lt;&lt;ven_art_tvac&gt;&gt;" office:value-type="string" office:string-value="Err :510">
            <text:p>Err :510</text:p>
          </table:table-cell>
          <table:table-cell table:style-name="ce20" office:value-type="string">
            <text:p>&lt;&lt;TVA_AMOUNT&gt;&gt;</text:p>
          </table:table-cell>
          <table:table-cell table:style-name="ce20" office:value-type="string">
            <text:p>&lt;&lt;TVA_LABEL&gt;&gt;</text:p>
          </table:table-cell>
          <table:table-cell table:style-name="ce17" office:value-type="string">
            <text:p>&lt;&lt;ven_htva&gt;&gt;</text:p>
          </table:table-cell>
          <table:table-cell table:style-name="ce17" table:formula="of:=&lt;&lt;ven_tvac&gt;&gt;" office:value-type="string" office:string-value="Err :510">
            <text:p>Err :510</text:p>
          </table:table-cell>
          <table:table-cell office:value-type="string">
            <text:p>&lt;&lt;MARCH_NEXT&gt;&gt;</text:p>
          </table:table-cell>
        </table:table-row>
        <table:table-row table:style-name="ro2">
          <table:table-cell table:style-name="ce6" office:value-type="string">
            <text:p>&lt;&lt;VEN_ART_NAME&gt;&gt;</text:p>
          </table:table-cell>
          <table:table-cell table:style-name="ce11"/>
          <table:table-cell table:style-name="ce17" table:formula="of:=&lt;&lt;ven_art_price&gt;&gt;" office:value-type="string" office:string-value="Err :510">
            <text:p>Err :510</text:p>
          </table:table-cell>
          <table:table-cell table:style-name="ce20" table:formula="of:=&lt;&lt;ven_art_quant&gt;&gt;" office:value-type="string" office:string-value="Err :510">
            <text:p>Err :510</text:p>
          </table:table-cell>
          <table:table-cell table:style-name="ce20" office:value-type="string">
            <text:p>&lt;&lt;TVA_RATE&gt;&gt;</text:p>
          </table:table-cell>
          <table:table-cell table:style-name="ce20" office:value-type="string">
            <text:p>&lt;&lt;VEN_ART_TVA&gt;&gt;</text:p>
          </table:table-cell>
          <table:table-cell table:style-name="ce20" table:formula="of:=&lt;&lt;ven_art_tvac&gt;&gt;" office:value-type="string" office:string-value="Err :510">
            <text:p>Err :510</text:p>
          </table:table-cell>
          <table:table-cell table:style-name="ce20" office:value-type="string">
            <text:p>&lt;&lt;TVA_AMOUNT&gt;&gt;</text:p>
          </table:table-cell>
          <table:table-cell table:style-name="ce20" office:value-type="string">
            <text:p>&lt;&lt;TVA_LABEL&gt;&gt;</text:p>
          </table:table-cell>
          <table:table-cell table:style-name="ce17" office:value-type="string">
            <text:p>&lt;&lt;ven_htva&gt;&gt;</text:p>
          </table:table-cell>
          <table:table-cell table:style-name="ce17" table:formula="of:=&lt;&lt;ven_tvac&gt;&gt;" office:value-type="string" office:string-value="Err :510">
            <text:p>Err :510</text:p>
          </table:table-cell>
          <table:table-cell office:value-type="string">
            <text:p>&lt;&lt;MARCH_NEXT&gt;&gt;</text:p>
          </table:table-cell>
        </table:table-row>
        <table:table-row table:style-name="ro2">
          <table:table-cell table:number-columns-repeated="12"/>
        </table:table-row>
        <table:table-row table:style-name="ro5">
          <table:table-cell/>
          <table:table-cell table:style-name="ce12" office:value-type="string">
            <text:p>Total</text:p>
          </table:table-cell>
          <table:table-cell table:style-name="ce12" office:value-type="string">
            <text:p>HTVA</text:p>
          </table:table-cell>
          <table:table-cell table:style-name="ce12" office:value-type="string">
            <text:p>&lt;&lt;TOTAL_VEN_HTVA&gt;&gt;</text:p>
          </table:table-cell>
          <table:table-cell table:style-name="ce12"/>
          <table:table-cell table:number-columns-repeated="7"/>
        </table:table-row>
        <table:table-row table:style-name="ro5">
          <table:table-cell/>
          <table:table-cell table:style-name="ce12"/>
          <table:table-cell table:style-name="ce12" office:value-type="string">
            <text:p>TVAC</text:p>
          </table:table-cell>
          <table:table-cell table:style-name="ce12" table:formula="of:=SUM([.K16:.K26])" office:value-type="currency" office:currency="EUR" office:value="0">
            <text:p>Err :510</text:p>
          </table:table-cell>
          <table:table-cell table:style-name="ce12"/>
          <table:table-cell office:value-type="string">
            <text:p>&lt;&lt;TOTAL_VEN_TVAC&gt;&gt;</text:p>
          </table:table-cell>
          <table:table-cell table:number-columns-repeated="6"/>
        </table:table-row>
        <table:table-row table:style-name="ro5">
          <table:table-cell/>
          <table:table-cell table:style-name="ce12"/>
          <table:table-cell table:style-name="ce12" office:value-type="string">
            <text:p>TVA</text:p>
          </table:table-cell>
          <table:table-cell table:style-name="ce12" office:value-type="string">
            <text:p>&lt;&lt;TOTAL_TVA&gt;&gt;</text:p>
          </table:table-cell>
          <table:table-cell table:style-name="ce12"/>
          <table:table-cell table:number-columns-repeated="7"/>
        </table:table-row>
        <table:table-row table:style-name="ro2">
          <table:table-cell/>
          <table:table-cell office:value-type="string">
            <text:p>A payer</text:p>
          </table:table-cell>
          <table:table-cell/>
          <table:table-cell table:formula="of:=[.D29]" office:value-type="float" office:value="0">
            <text:p>Err :510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A payer avant le </text:p>
          </table:table-cell>
          <table:table-cell/>
          <table:table-cell table:style-name="ce18" table:formula="of:=&lt;&lt;date_limit&gt;&gt;" office:value-type="string" office:string-value="Err :510">
            <text:p>Err :510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B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26/05/2010</text:date>, <text:time>18:4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Dany</meta:initial-creator>
    <meta:creation-date>2007-11-03T13:43:59</meta:creation-date>
    <dc:date>2010-05-26T18:44:03</dc:date>
    <meta:editing-cycles>34</meta:editing-cycles>
    <meta:editing-duration>PT01H13M26S</meta:editing-duration>
    <dc:creator>dany </dc:creator>
    <meta:document-statistic meta:table-count="3" meta:cell-count="162" meta:object-count="0"/>
    <meta:user-defined meta:name="Info 1"/>
    <meta:user-defined meta:name="Info 2"/>
    <meta:user-defined meta:name="Info 3"/>
    <meta:user-defined meta:name="Info 4"/>
  </office:meta>
</office:document-meta>
</file>